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style:font-size-asian="14pt" style:font-size-complex="14pt"/>
    </style:style>
    <style:style style:name="P2" style:family="paragraph" style:parent-style-name="Standard">
      <style:paragraph-properties fo:margin-left="0in" fo:margin-right="0in" fo:line-height="150%" fo:text-align="center" style:justify-single-word="false" fo:text-indent="0in" style:auto-text-indent="tru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in" fo:line-height="150%" fo:text-align="end" style:justify-single-word="false" fo:text-indent="0in" style:auto-text-indent="true"/>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weight="normal" style:font-size-asian="14pt" style:font-weight-asian="normal" style:font-size-complex="14pt" style:font-weight-complex="normal"/>
    </style:style>
    <style:style style:name="P6" style:family="paragraph" style:parent-style-name="Standard">
      <style:paragraph-properties fo:margin-left="0in" fo:margin-right="0in" fo:line-height="150%" fo:text-align="justify" style:justify-single-word="false" fo:text-indent="0in" style:auto-text-indent="true"/>
    </style:style>
    <style:style style:name="P7" style:family="paragraph" style:parent-style-name="Text_20_body">
      <style:paragraph-properties fo:margin-left="0in" fo:margin-right="0in" fo:line-height="150%" fo:text-align="justify" style:justify-single-word="false" fo:text-indent="0in" style:auto-text-indent="true"/>
    </style:style>
    <style:style style:name="P8" style:family="paragraph" style:parent-style-name="Text_20_body">
      <style:paragraph-properties fo:line-height="150%" fo:text-align="justify" style:justify-single-word="false"/>
    </style:style>
    <style:style style:name="P9" style:family="paragraph" style:parent-style-name="Standard">
      <style:paragraph-properties fo:margin-left="0in" fo:margin-right="0in" fo:line-height="150%" fo:text-align="justify" style:justify-single-word="false" fo:text-indent="0in" style:auto-text-indent="false"/>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in" fo:margin-right="0in" fo:line-height="150%" fo:text-align="justify" style:justify-single-word="false" fo:text-indent="0in" style:auto-text-indent="false"/>
      <style:text-properties style:font-name="Times New Roman" fo:font-size="10pt" fo:language="uk" fo:country="UA" style:font-size-asian="10pt" style:font-size-complex="10pt"/>
    </style:style>
    <style:style style:name="P11"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1">
      <style:paragraph-properties fo:margin-left="0in" fo:margin-right="0in" fo:line-height="150%" fo:text-align="justify" style:justify-single-word="false" fo:text-indent="0in" style:auto-text-indent="true"/>
      <style:text-properties style:font-name="Times New Roman" fo:font-size="14pt" fo:language="uk" fo:country="UA" fo:font-weight="normal" style:font-size-asian="14pt" style:font-weight-asian="normal" style:font-size-complex="14pt" style:font-weight-complex="normal"/>
    </style:style>
    <style:style style:name="P13"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style:font-size-asian="14pt" style:font-size-complex="14pt"/>
    </style:style>
    <style:style style:name="P14"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weight="bold" style:font-size-asian="14pt" style:font-weight-asian="bold" style:font-size-complex="14pt" style:font-weight-complex="bold"/>
    </style:style>
    <style:style style:name="P15" style:family="paragraph" style:parent-style-name="Standard">
      <style:paragraph-properties fo:margin-left="0in" fo:margin-right="0in" fo:line-height="150%" fo:text-align="justify" style:justify-single-word="false" fo:text-indent="0in" style:auto-text-indent="true"/>
      <style:text-properties fo:language="uk" fo:country="UA"/>
    </style:style>
    <style:style style:name="P16" style:family="paragraph" style:parent-style-name="Standard">
      <style:paragraph-properties fo:margin-left="0in" fo:margin-right="0in" fo:line-height="150%" fo:text-indent="0in" style:auto-text-indent="true"/>
      <style:text-properties fo:font-size="14pt" fo:language="uk" fo:country="UA"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0pt" fo:language="uk" fo:country="UA" style:font-size-asian="10pt" style:font-size-complex="10pt"/>
    </style:style>
    <style:style style:name="P18" style:family="paragraph" style:parent-style-name="Text_20_body">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left="0in" fo:margin-right="0in" fo:line-height="150%" fo:text-align="justify" style:justify-single-word="false" fo:text-indent="0in" style:auto-text-indent="true"/>
      <style:text-properties fo:language="uk" fo:country="UA"/>
    </style:style>
    <style:style style:name="P20" style:family="paragraph" style:parent-style-name="Header">
      <style:paragraph-properties fo:text-align="end" style:justify-single-word="false"/>
      <style:text-properties fo:language="uk" fo:country="UA"/>
    </style:style>
    <style:style style:name="P21" style:family="paragraph" style:parent-style-name="Footnote">
      <style:paragraph-properties fo:margin-left="0in" fo:margin-right="0in" fo:text-indent="0in" style:auto-text-indent="false"/>
      <style:text-properties style:font-name="Times New Roman" fo:font-size="10pt" fo:language="uk" fo:country="UA" style:font-size-asian="10pt" style:font-size-complex="10pt"/>
    </style:style>
    <style:style style:name="P22" style:family="paragraph" style:parent-style-name="Footnote">
      <style:text-properties style:font-name="Times New Roman" fo:font-size="10pt" fo:language="uk" fo:country="UA" style:font-size-asian="10pt" style:font-size-complex="10pt"/>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style="normal" style:text-underline-style="none" fo:font-weight="normal" style:font-style-asian="normal" style:font-weight-asian="normal" style:font-style-complex="normal" style:font-weight-complex="normal"/>
    </style:style>
    <style:style style:name="T4" style:family="text">
      <style:text-properties fo:font-variant="small-caps"/>
    </style:style>
    <style:style style:name="T5" style:family="text">
      <style:text-properties fo:font-variant="small-caps" fo:language="uk" fo:country="UA"/>
    </style:style>
    <style:style style:name="T6" style:family="text">
      <style:text-properties fo:font-weight="bold" style:font-weight-asian="bold" style:font-weight-complex="bold"/>
    </style:style>
    <style:style style:name="T7" style:family="text">
      <style:text-properties fo:font-size="14pt" fo:language="uk" fo:country="UA" style:font-size-asian="14pt" style:font-size-complex="14pt"/>
    </style:style>
    <style:style style:name="T8" style:family="text">
      <style:text-properties fo:font-size="14pt" fo:language="en" fo:country="US" style:font-size-asian="14pt" style:font-size-complex="14pt"/>
    </style:style>
    <style:style style:name="T9" style:family="text">
      <style:text-properties fo:font-size="14pt" style:font-size-asian="14pt" style:font-size-complex="14pt"/>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language="en" fo:country="US" fo:font-style="normal" style:text-underline-style="none" fo:font-weight="normal" style:font-style-asian="normal" style:font-weight-asian="normal" style:font-style-complex="normal" style:font-weight-complex="normal"/>
    </style:style>
    <style:style style:name="T12"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Times New Roman" fo:font-size="14pt" fo:language="uk" fo:country="UA" fo:font-weight="normal" style:font-size-asian="14pt" style:font-weight-asian="normal" style:font-size-complex="14pt" style:font-weight-complex="normal"/>
    </style:style>
    <style:style style:name="T14" style:family="text">
      <style:text-properties style:font-name="Times New Roman" fo:font-size="14pt" fo:language="uk" fo:country="UA" fo:font-weight="bold" style:font-size-asian="14pt" style:font-weight-asian="bold" style:font-size-complex="14pt" style:font-weight-complex="bold"/>
    </style:style>
    <style:style style:name="T15"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style:font-name="Times New Roman" fo:font-size="14pt" fo:font-weight="normal" style:font-size-asian="14pt" style:font-weight-asian="normal" style:font-size-complex="14pt" style:font-weight-complex="normal"/>
    </style:style>
    <style:style style:name="T17" style:family="text">
      <style:text-properties style:font-name="Times New Roman" fo:font-size="14pt" fo:font-weight="bold" style:font-size-asian="14pt" style:font-weight-asian="bold" style:font-size-complex="14pt" style:font-weight-complex="bold"/>
    </style:style>
    <style:style style:name="T18"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font-name="Times New Roman" fo:font-size="10pt" style:font-size-asian="10pt" style:font-size-complex="10pt"/>
    </style:style>
    <style:style style:name="T20" style:family="text">
      <style:text-properties style:font-name="Times New Roman" fo:font-size="10pt" fo:font-weight="normal" style:font-size-asian="10pt" style:font-weight-asian="normal" style:font-size-complex="10pt" style:font-weight-complex="normal"/>
    </style:style>
    <style:style style:name="T21" style:family="text">
      <style:text-properties style:font-name="Times New Roman" fo:font-size="10pt" fo:language="uk" fo:country="UA"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Times New Roman" fo:font-size="10pt" fo:language="uk" fo:country="UA" style:font-size-asian="10pt" style:font-size-complex="10pt"/>
    </style:style>
    <style:style style:name="T23" style:family="text">
      <style:text-properties style:font-name="Times New Roman" fo:font-size="10pt" fo:language="uk" fo:country="UA"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ступ</text:p>
      <text:p text:style-name="P4"/>
      <text:p text:style-name="P4">Той, хто продукує оказіоналізм-новацію,<text:tab/><text:tab/><text:tab/></text:p>
      <text:p text:style-name="P4">свідомо деформує норму і відчуває при цьому<text:tab/><text:tab/></text:p>
      <text:p text:style-name="P4">естетичне задоволення від своїх мовотворчих<text:tab/><text:tab/></text:p>
      <text:p text:style-name="P4">здібностей, а той, хто сприймає, дивується<text:tab/><text:tab/></text:p>
      <text:p text:style-name="P4">хистові автора і &lt;…&gt; дістає естетичне<text:tab/><text:tab/><text:tab/></text:p>
      <text:p text:style-name="P4">задоволення від співучасті в акті творчості, від<text:tab/><text:tab/></text:p>
      <text:p text:style-name="P4">розуміння своєї підготовленості до цього акту.<text:tab/><text:tab/></text:p>
      <text:p text:style-name="P4">В. Чабаненко</text:p>
      <text:p text:style-name="P3"/>
      <text:p text:style-name="P1"><text:span text:style-name="T10">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10"><text:note text:id="ftn1" text:note-class="footnote"><text:note-citation>1</text:note-citation><text:note-body><text:p text:style-name="P9"><text:s/>Колоїз Ж. В.Українська оказіональна деривація: Монографія. — Київ: Акцент, 2007. — С. 5</text:p></text:note-body></text:note></text:span></text:p>
      <text:p text:style-name="P3">Кінець ХХ століття, за влучним висловом О. Земської, називають «віком оказіоналізмів»<text:note text:id="ftn2" text:note-class="footnote"><text:note-citation>2</text:note-citation><text:note-body><text:p text:style-name="P21"><text:s/><text:span text:style-name="T10">Земская 1996 – Земская Е.А. Активные процессы современного словопроизводства // Русский язык конца ХХ столетия (1985-1995). – М.: Языки русской культуры, 1996. – С. 128</text:span></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P9"><text:s/>Колоїз Ж. В. Українська оказіональна деривація: Монографія. — Київ: Акцент, 2007. — С. 8</text:p></text:note-body></text:note></text:p>
      <text:p text:style-name="P1"><text:span text:style-name="T10">«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10"><text:note text:id="ftn4" text:note-class="footnote"><text:note-citation>4</text:note-citation><text:note-body><text:p text:style-name="P10"><text:span text:style-name="T10"><text:s/>Лыков А. Г. Современная русская лексикология (русское окказиональное слово). </text:span><text:span text:style-name="T10">—</text:span><text:span text:style-name="T10"> М.: Высшая школа, 1976. </text:span><text:span text:style-name="T10">—</text:span><text:span text:style-name="T10"> </text:span><text:span text:style-name="T10">С</text:span><text:span text:style-name="T10">. 78</text:span></text:p></text:note-body></text:note></text:span><text:span text:style-name="T10"> О. Ликов </text:span><text:soft-page-break/><text:span text:style-name="T10">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10"><text:note text:id="ftn5" text:note-class="footnote"><text:note-citation>5</text:note-citation><text:note-body><text:p text:style-name="P10"><text:span text:style-name="T10"><text:s/>Лыков А.Г. Современная русская лексикология (русское окказиональное слово). </text:span><text:span text:style-name="T10">—</text:span><text:span text:style-name="T10"> М.: Высшая школа, 1976. </text:span><text:span text:style-name="T10">—</text:span><text:span text:style-name="T10"> </text:span><text:span text:style-name="T10">С</text:span><text:span text:style-name="T10">. 78</text:span></text:p></text:note-body></text:note></text:span></text:p>
      <text:p text:style-name="P3">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P1"><text:span text:style-name="T10">Т</text:span><text:span text:style-name="T10">ермін «неологія» використову</text:span><text:span text:style-name="T10">ється</text:span><text:span text:style-name="T10">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10"><text:note text:id="ftn6" text:note-class="footnote"><text:note-citation>6</text:note-citation><text:note-body><text:p text:style-name="P17"><text:span text:style-name="T10"><text:s/>Українська мова: Енциклопедія. — К.: Українська енциклопедія, 2000. — С. </text:span><text:span text:style-name="T10">377</text:span></text:p></text:note-body></text:note></text:span></text:p>
      <text:p text:style-name="P3">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P1"><text:span text:style-name="T10">У перекладі з грецької неологізм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10"><text:note text:id="ftn7" text:note-class="footnote"><text:note-citation>7</text:note-citation><text:note-body><text:p text:style-name="P9"><text:s/>Шанский Н. М. Неологизмы // Лексикология современного русского языка: Пособие для студентов пед. ин-тов. – М.: Просвещение, 1964. – С. 156</text:p></text:note-body></text:note></text:span><text:span text:style-name="T10"> До розряду неологізмів </text:span><text:soft-page-break/><text:span text:style-name="T10">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10"><text:note text:id="ftn8" text:note-class="footnote"><text:note-citation>8</text:note-citation><text:note-body><text:p text:style-name="P10"><text:span text:style-name="T10"><text:s/>Сучасна українська літературна мова: Лексика і фразеологія / За заг. ред. І. К. Білодіда. – К.: Наукова думка, 1973. – </text:span><text:span text:style-name="T10">С</text:span><text:span text:style-name="T10">. 243</text:span></text:p></text:note-body></text:note></text:span><text:span text:style-name="T10"> Термінологічне сполучення «лексичний неологізм»</text:span><text:span text:style-name="T10"><text:note text:id="ftn9" text:note-class="footnote"><text:note-citation>9</text:note-citation><text:note-body><text:p text:style-name="P9"><text:s/>Фомина М. И. Новые слова и их типы // Современный русский язык: Лексикология. – М.: Высшая школа, 1990. – С. 290</text:p></text:note-body></text:note></text:span><text:span text:style-name="T10">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10"><text:note text:id="ftn10" text:note-class="footnote"><text:note-citation>10</text:note-citation><text:note-body><text:p text:style-name="P10"><text:span text:style-name="T10"><text:s/>Сучасна українська літературна мова: Лексика і фразеологія / За заг. ред. І. К. Білодіда. – К.: Наукова думка, 1973. – </text:span><text:span text:style-name="T10">С</text:span><text:span text:style-name="T10">. 243</text:span></text:p></text:note-body></text:note></text:span></text:p>
      <text:p text:style-name="P3">...</text:p>
      <text:p text:style-name="P6"><text:span text:style-name="T12">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2">Караюсь, мучусь, але не каюсь»</text:span></text:span><text:span text:style-name="T12">.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P18">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P18"><text:soft-page-break/>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8">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8">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P18">«Воля — найвище в світі, чого потребує людина, й Мойсей жорстоко карав слюнтяїв, які тужили за рабськими глечиками», — говорив Василь Стус.</text:p>
      <text:p text:style-name="P18"/>
      <text:p text:style-name="P7"><text:span text:style-name="Emphasis"><text:span text:style-name="T12">...Сто чорних тіней довжаться, ростуть </text:span></text:span></text:p>
      <text:p text:style-name="P7"><text:span text:style-name="Emphasis"><text:span text:style-name="T12">І вже, як ліс соснової малечі,</text:span></text:span></text:p>
      <text:p text:style-name="P7"><text:span text:style-name="Emphasis"><text:span text:style-name="T12">Устріч рушають. Вдатися до втечі,</text:span></text:span></text:p>
      <text:p text:style-name="P7"><text:span text:style-name="Emphasis"><text:span text:style-name="T12">Стежину власну, ніби дріт згорнуть?</text:span></text:span></text:p>
      <text:p text:style-name="P7"><text:span text:style-name="Emphasis"><text:span text:style-name="T12">Ні. Вистояти. Вистояти. Ні —</text:span></text:span></text:p>
      <text:p text:style-name="P7"><text:span text:style-name="Emphasis"><text:span text:style-name="T12">Стояти. Тільки тут, у цьому полі,</text:span></text:span></text:p>
      <text:p text:style-name="P7"><text:span text:style-name="Emphasis"><text:span text:style-name="T12">Що наче льон, і власної неволі</text:span></text:span></text:p>
      <text:p text:style-name="P7"><text:span text:style-name="Emphasis"><text:span text:style-name="T12">Спізнати тут на рідній чужині.</text:span></text:span></text:p>
      <text:p text:style-name="P18">Ось «Пояснювальна записка», що Василь подав керівництву Інституту <text:soft-page-break/>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7"><text:span text:style-name="Emphasis"><text:span text:style-name="T12">«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text:span></text:span></text:p>
      <text:p text:style-name="P19"><text:span text:style-name="T15">Другим документом визначальної ваги було «Двоє слів читачеві» </text:span><text:span text:style-name="T15">—</text:span><text:span text:style-name="T15"> передмова до збірки поезій «Зимові дерева». Ця збірка </text:span><text:span text:style-name="T15">—</text:span><text:span text:style-name="T15">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15"><text:note text:id="ftn11" text:note-class="footnote"><text:note-citation>11</text:note-citation><text:note-body><text:p text:style-name="P8"><text:span text:style-name="T21"><text:s/></text:span><text:a xlink:type="simple" xlink:href="http://blog.i.ua/community/3252/752359/"><text:span text:style-name="T1">Документальна трилогія «Просвітлої дороги свічка чорна». Пам’яті Василя Стуса</text:span></text:a></text:p></text:note-body></text:note></text:span></text:p>
      <text:p text:style-name="P3">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P15"><text:span text:style-name="T15">Хто знайомий з віршами Стуса, той знає, наскільки вони с оригінальними, </text:span><text:soft-page-break/><text:span text:style-name="T15">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text:span><text:span text:style-name="T15"><text:note text:id="ftn12" text:note-class="footnote"><text:note-citation>12</text:note-citation><text:note-body><text:p text:style-name="Footnote"><text:span text:style-name="T22"><text:s/>«</text:span><text:a xlink:type="simple" xlink:href="http://stus.kiev.ua/Slovnyk.files/Peredmova.zip"><text:span text:style-name="T22">Словник поетичної мови Василя Стуса» (Рідковживані слова та </text:span></text:a><text:a xlink:type="simple" xlink:href="http://stus.kiev.ua/Slovnyk.files/Peredmova.zip"><text:span text:style-name="T22">індивідуально-авторські новотвори). Укладач Л.В.Оліфіренко. Київ, Абрис, 2003 рік.</text:span></text:a></text:p></text:note-body></text:note></text:span></text:p>
      <text:p text:style-name="P16">Поетична творчість В.Стуса під час «тривання на межі» ознаменувалась невольничою збіркою «Палімпсести».<text:note text:id="ftn13" text:note-class="footnote"><text:note-citation>13</text:note-citation><text:note-body><text:p text:style-name="Footnote"><text:span text:style-name="T22"><text:s/></text:span><text:a xlink:type="simple" xlink:href="http://stus.kiev.ua/stusoznavstvo.files/11%20Rar1.zip"><text:span text:style-name="T22">Олег Рарицький. «Палімпсести» Василя </text:span></text:a><text:a xlink:type="simple" xlink:href="http://stus.kiev.ua/stusoznavstvo.files/11%20Rar1.zip"><text:span text:style-name="T22">Стуса – </text:span></text:a><text:a xlink:type="simple" xlink:href="http://stus.kiev.ua/stusoznavstvo.files/11%20Rar1.zip"><text:span text:style-name="T22">духовна домінанта.</text:span></text:a></text:p></text:note-body></text:note></text:p>
      <text:p text:style-name="P15"><text:span text:style-name="T9">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9"> </text:span><text:span text:style-name="T9">визначення, що зближувало його творче самовираження з тим давнім, забутим, історично зумовленим способом фіксування нового змісту?</text:span><text:span text:style-name="T9"><text:note text:id="ftn14" text:note-class="footnote"><text:note-citation>14</text:note-citation><text:note-body><text:p text:style-name="Footnote"><text:span text:style-name="T22"><text:s/></text:span><text:a xlink:type="simple" xlink:href="http://stus.kiev.ua/stusoznavstvo.files/7%20Kotsjubynska6.zip"><text:span text:style-name="T22">Михайлина Коцюбинська. «Новітні палімпсести</text:span></text:a><text:span text:style-name="T22">»</text:span></text:p></text:note-body></text:note></text:span></text:p>
      <text:p text:style-name="P3">Михайлина Коцюбинська вбачає в цьому кілька асоціацій ідей, що накладаються одна на одну, творячи багатозначний образ.</text:p>
      <text:p text:style-name="P3">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3">У поезії Стуса весь час нашаровуються різні стани душі, які на перший погляд<text:span text:style-name="T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text:soft-page-break/>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P15"><text:span text:style-name="T15">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15"><text:note text:id="ftn15" text:note-class="footnote"><text:note-citation>15</text:note-citation><text:note-body><text:p text:style-name="Footnote"><text:span text:style-name="T22"><text:s/></text:span><text:a xlink:type="simple" xlink:href="http://stus.kiev.ua/stusoznavstvo.files/7%20Kotsjubynska6.zip"><text:span text:style-name="T22">Михайлина Коцюбинська. «Новітні палімпсести</text:span></text:a><text:span text:style-name="T22">»</text:span></text:p></text:note-body></text:note></text:span></text:p>
      <text:p text:style-name="P15"><text:span text:style-name="T15">Починаючи підготовку «Палімпсестів», що складають дві книги третього тому видання</text:span><text:span text:style-name="T15"><text:note text:id="ftn16" text:note-class="footnote"><text:note-citation>16</text:note-citation><text:note-body><text:p text:style-name="P22"><text:s/><text:span text:style-name="T10">Твори : У 4т., 6 кн. / НАН України. Ін-ту літератури ім. і. Г. Шевченка. Відділ рукописних фондів і текстології. Львів: Вид. Спілка «Просвіта», 1994.</text:span></text:p></text:note-body></text:note></text:span><text:span text:style-name="T15">,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15"><text:note text:id="ftn17" text:note-class="footnote"><text:note-citation>17</text:note-citation><text:note-body><text:p text:style-name="Footnote"><text:span text:style-name="T22"><text:s/></text:span><text:a xlink:type="simple" xlink:href="http://stus.kiev.ua/stusoznavstvo.files/7%20D.Stus2.zip"><text:span text:style-name="T22">Дмитро Стус. «ПАЛІМПСЕСТИ Василя Стуса</text:span></text:a><text:span text:style-name="T22">»</text:span></text:p></text:note-body></text:note></text:span></text:p>
      <text:p text:style-name="P15"><text:span text:style-name="T15">Мова цього поета дуже чиста і багата. З’являються теж в нього шукання словних новотворів. Але і в цьому випадку, як і в уживанні давніх слів, поет </text:span><text:soft-page-break/><text:span text:style-name="T15">звертається до шукання з ціллю різкішої передачі змісту.</text:span><text:span text:style-name="T15"><text:note text:id="ftn18" text:note-class="footnote"><text:note-citation>18</text:note-citation><text:note-body><text:p text:style-name="Footnote"><text:span text:style-name="T22"><text:s/></text:span><text:a xlink:type="simple" xlink:href="http://stus.kiev.ua/stusoznavstvo.files/R%20Shum.zip"><text:span text:style-name="T22">Аріядна Шум. «Поезія Василя Стуса</text:span></text:a><text:span text:style-name="T22">»</text:span></text:p></text:note-body></text:note></text:span></text:p>
      <text:p text:style-name="P15"><text:span text:style-name="T15">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15"><text:note text:id="ftn19" text:note-class="footnote"><text:note-citation>19</text:note-citation><text:note-body><text:p text:style-name="Footnote"><text:span text:style-name="T22"><text:s/></text:span><text:a xlink:type="simple" xlink:href="http://stus.kiev.ua/stusoznavstvo.files/7%20D.Stus2.zip"><text:span text:style-name="T22">Дмитро Стус. «ПАЛІМПСЕСТИ Василя Стуса</text:span></text:a><text:span text:style-name="T22">»</text:span></text:p></text:note-body></text:note></text:span></text:p>
      <text:p text:style-name="P15"><text:span text:style-name="T15">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15"><text:note text:id="ftn20" text:note-class="footnote"><text:note-citation>20</text:note-citation><text:note-body><text:p text:style-name="Footnote"><text:span text:style-name="T22"><text:s/></text:span><text:a xlink:type="simple" xlink:href="http://stus.kiev.ua/stusoznavstvo.files/7%20D.Stus2.zip"><text:span text:style-name="T23">Дмитро Стус. «ПАЛІМПСЕСТИ Василя Стуса</text:span></text:a><text:span text:style-name="T23">»</text:span></text:p></text:note-body></text:note></text:span></text:p>
      <text:p text:style-name="P15"><text:span text:style-name="T16">Саме цим пояснюється </text:span><text:span text:style-name="T17">актуальність </text:span><text:span text:style-name="T16">роботи.</text:span></text:p>
      <text:p text:style-name="P5">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Герман (1999 р.), «Оказіоналізми у творчості Павла Загребельного: структурно-семантичний і стилістичний аспекти» Т. Юрченко (2003 р.).</text:p>
      <text:p text:style-name="P5"/>
      <text:p text:style-name="P1"><text:span text:style-name="T6">Тема дослідження</text:span> <text:span text:style-name="T10">— індивідуально-авторські новотвори у збірці В. Стуса </text:span><text:span text:style-name="T10">“Палімпсести”.</text:span></text:p>
      <text:p text:style-name="P1"><text:soft-page-break/></text:p>
      <text:p text:style-name="P1"><text:span text:style-name="T6">Метою </text:span><text:span text:style-name="T6">роботи </text:span>є дослідження індивідуально-авторських новотворів і аналіз отриманих результатів.</text:p>
      <text:p text:style-name="P1"/>
      <text:p text:style-name="P1"><text:span text:style-name="T6">Об’єктом дослідження</text:span> в роботі виступає збірка В. Стуса “Палімпсести”.</text:p>
      <text:p text:style-name="P1"/>
      <text:p text:style-name="P1"><text:span text:style-name="T6">Предметом дослідження</text:span> є індивідуально-авторські новотвори, знайдені у збірці В. Стуса “Палімпсести”.</text:p>
      <text:p text:style-name="P1"/>
      <text:p text:style-name="P14">Завдання дипломної роботи:</text:p>
      <text:list xml:id="list779006414" text:style-name="L1">
        <text:list-item>
          <text:p text:style-name="P12">...</text:p>
        </text:list-item>
        <text:list-item>
          <text:p text:style-name="P12">...</text:p>
        </text:list-item>
        <text:list-item>
          <text:p text:style-name="P12">...</text:p>
        </text:list-item>
      </text:list>
      <text:p text:style-name="P5"/>
      <text:p text:style-name="P1">Дослідження проводилося на матеріалах наукових праць <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Звичайний_20__28_веб_29_" style:display-name="Звичайний (веб)" style:family="paragraph" style:parent-style-name="Standard">
      <style:paragraph-properties fo:margin-left="0in" fo:margin-right="0in" fo:margin-top="0.1945in" fo:margin-bottom="0.1945in" fo:text-indent="0.2083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uk" fo:country="U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12-04-14T16:11:32</dc:date>
    <meta:editing-duration>PT8H24M31S</meta:editing-duration>
    <meta:editing-cycles>37</meta:editing-cycles>
    <meta:generator>LibreOffice/3.4$Linux LibreOffice_project/340m1$Build-402</meta:generator>
    <meta:document-statistic meta:table-count="0" meta:image-count="0" meta:object-count="0" meta:page-count="9" meta:paragraph-count="78" meta:word-count="2017" meta:character-count="14583" meta:non-whitespace-character-count="12631"/>
  </office:meta>
</office:document-meta>
</file>